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3" svg:font-family="'Times New Roman'" style:font-pitch="variable"/>
    <style:font-face style:name="Tunga1" svg:font-family="Tunga" style:font-pitch="variable"/>
    <style:font-face style:name="Tunga" svg:font-family="Tunga" style:font-adornments="Regular" style:font-pitch="variable"/>
    <style:font-face style:name="Baskerville Old Face1" svg:font-family="'Baskerville Old Face'" style:font-family-generic="roman" style:font-pitch="variable"/>
    <style:font-face style:name="Baskerville Old Face" svg:font-family="'Baskerville Old Face'" style:font-adornments="Normal" style:font-family-generic="roman" style:font-pitch="variable"/>
    <style:font-face style:name="Bell MT1" svg:font-family="'Bell MT'" style:font-family-generic="roman" style:font-pitch="variable"/>
    <style:font-face style:name="Bell MT" svg:font-family="'Bell MT'" style:font-adornments="Normal" style:font-family-generic="roman" style:font-pitch="variable"/>
    <style:font-face style:name="Constantia1" svg:font-family="Constantia" style:font-family-generic="roman" style:font-pitch="variable"/>
    <style:font-face style:name="Constantia" svg:font-family="Constantia" style:font-adornments="Negri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ito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P6" style:family="paragraph">
      <style:text-properties style:font-name="Times New Roman1" fo:font-size="6pt" fo:font-weight="normal" style:font-size-asian="6pt" style:font-weight-asian="normal" style:font-size-complex="6pt" style:font-weight-complex="normal"/>
    </style:style>
    <style:style style:name="P7" style:family="paragraph">
      <style:text-properties style:font-name="Tunga" fo:font-size="6pt" fo:font-weight="normal" style:font-size-asian="6pt" style:font-weight-asian="normal" style:font-size-complex="6pt" style:font-weight-complex="normal"/>
    </style:style>
    <style:style style:name="P8" style:family="paragraph"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ize="8pt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4" style:family="paragraph">
      <style:text-properties style:font-name="Bell MT" fo:font-size="6pt" style:font-size-asian="6pt" style:font-size-complex="6pt"/>
    </style:style>
    <style:style style:name="P15" style:family="paragraph">
      <style:text-properties style:font-name="Constantia" fo:font-size="6pt" fo:font-weight="bold" style:font-size-asian="6pt" style:font-weight-asian="normal" style:font-size-complex="6pt" style:font-weight-complex="normal"/>
    </style:style>
    <style:style style:name="P16" style:family="paragraph">
      <style:text-properties style:font-name="Arial Unicode MS" fo:font-size="6pt" fo:font-weight="normal" style:font-size-asian="6pt" style:font-weight-asian="normal" style:font-size-complex="6pt" style:font-weight-complex="normal"/>
    </style:style>
    <style:style style:name="P17" style:family="paragraph">
      <style:text-properties style:font-name="Baskerville Old Fac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style:font-name="Calibri" fo:font-size="6pt" fo:font-weight="normal" style:font-size-asian="6pt" style:font-weight-asian="normal" style:font-size-complex="6pt" style:font-weight-complex="normal"/>
    </style:style>
    <style:style style:name="P19" style:family="paragraph">
      <style:text-properties style:font-name="Trebuchet MS1" fo:font-size="6pt" fo:font-weight="bold" style:font-size-asian="6pt" style:font-size-complex="6pt"/>
    </style:style>
    <style:style style:name="P20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21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Times New Roman1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Tunga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ell MT" fo:font-size="6pt" style:font-size-asian="6pt" style:font-size-complex="6pt"/>
    </style:style>
    <style:style style:name="T8" style:family="text">
      <style:text-properties style:font-name="Constantia" fo:font-size="6pt" fo:font-weight="bold" style:font-size-asian="6pt" style:font-weight-asian="normal" style:font-size-complex="6pt" style:font-weight-complex="normal"/>
    </style:style>
    <style:style style:name="T9" style:family="text">
      <style:text-properties style:font-name="Arial Unicode MS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Baskerville Old Face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Calibri" fo:font-size="6pt" fo:font-weight="normal" style:font-size-asian="6pt" style:font-weight-asian="normal" style:font-size-complex="6pt" style:font-weight-complex="normal"/>
    </style:style>
    <style:style style:name="T12" style:family="text">
      <style:text-properties style:font-name="Trebuchet MS1" fo:font-size="6pt" fo:font-weight="bold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ackground-color="#ffffff"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ResponsabilidadeCedente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Taxas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Informativo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rect text:anchor-type="paragraph" draw:z-index="0" draw:style-name="gr1" draw:text-style-name="P3" svg:width="4.478cm" svg:height="1.235cm" svg:x="0.25cm" svg:y="1.383cm"><text:p/></draw:rect><draw:rect text:anchor-type="paragraph" draw:z-index="1" draw:style-name="gr1" draw:text-style-name="P3" svg:width="1.989cm" svg:height="1.241cm" svg:x="4.763cm" svg:y="1.383cm"><text:p/></draw:rect><draw:rect text:anchor-type="paragraph" draw:z-index="2" draw:style-name="gr1" draw:text-style-name="P3" svg:width="12.593cm" svg:height="1.23cm" svg:x="6.787cm" svg:y="1.385cm"><text:p/></draw:rect><draw:custom-shape text:anchor-type="paragraph" draw:z-index="3" draw:style-name="gr2" draw:text-style-name="P4" svg:width="8.937cm" svg:height="0.75cm" svg:x="0.25cm" svg:y="2.62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4" svg:width="1.158cm" svg:height="0.75cm" svg:x="12.972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4" svg:width="1.493cm" svg:height="0.75cm" svg:x="14.129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6" svg:width="5.963cm" svg:height="0.75cm" svg:x="0.25cm" svg:y="3.371cm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6" svg:width="3.918cm" svg:height="0.75cm" svg:x="6.212cm" svg:y="3.371cm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6" svg:width="4cm" svg:height="0.75cm" svg:x="10.13cm" svg:y="3.371cm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6" svg:width="5.248cm" svg:height="0.75cm" svg:x="14.129cm" svg:y="3.371cm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7" svg:width="4.042cm" svg:height="0.75cm" svg:x="0.25cm" svg:y="4.12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8" svg:width="3.312cm" svg:height="0.75cm" svg:x="4.292cm" svg:y="4.12cm"><text:p><text:span text:style-name="T5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8" svg:width="3.289cm" svg:height="0.75cm" svg:x="10.841cm" svg:y="4.12cm"><text:p><text:span text:style-name="T5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7" svg:width="5.248cm" svg:height="0.75cm" svg:x="14.129cm" svg:y="4.12cm"><text:p><text:span text:style-name="T4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4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10" svg:width="3.123cm" svg:height="0.385cm" svg:x="16.258cm" svg:y="0.949cm"><draw:text-box><text:p text:style-name="P9"><text:span text:style-name="T6">RECIBO DO SACADO</text:span></text:p></draw:text-box></draw:frame><draw:control text:anchor-type="paragraph" draw:z-index="20" draw:style-name="gr4" draw:text-style-name="P11" svg:width="8.699cm" svg:height="0.396cm" svg:x="0.411cm" svg:y="2.923cm" draw:control="control1"/><draw:control text:anchor-type="paragraph" draw:z-index="21" draw:style-name="gr4" draw:text-style-name="P12" svg:width="3.527cm" svg:height="0.396cm" svg:x="9.327cm" svg:y="2.923cm" draw:control="control2"/><draw:control text:anchor-type="paragraph" draw:z-index="22" draw:style-name="gr4" draw:text-style-name="P12" svg:width="0.929cm" svg:height="0.396cm" svg:x="13.12cm" svg:y="2.923cm" draw:control="control3"/><draw:control text:anchor-type="paragraph" draw:z-index="23" draw:style-name="gr4" draw:text-style-name="P13" svg:width="4.123cm" svg:height="0.953cm" svg:x="0.455cm" svg:y="1.538cm" draw:control="control4"/><draw:control text:anchor-type="paragraph" draw:z-index="24" draw:style-name="gr4" draw:text-style-name="P12" svg:width="1.274cm" svg:height="0.396cm" svg:x="14.27cm" svg:y="2.923cm" draw:control="control5"/><draw:control text:anchor-type="paragraph" draw:z-index="25" draw:style-name="gr4" draw:text-style-name="P12" svg:width="3.555cm" svg:height="0.401cm" svg:x="15.743cm" svg:y="2.923cm" draw:control="control6"/><draw:control text:anchor-type="paragraph" draw:z-index="26" draw:name="txtNumeroDocumento" draw:style-name="gr4" draw:text-style-name="P11" svg:width="5.696cm" svg:height="0.396cm" svg:x="0.411cm" svg:y="3.672cm" draw:control="control7"/><draw:control text:anchor-type="paragraph" draw:z-index="27" draw:name="txtNumeroDocumento" draw:style-name="gr4" draw:text-style-name="P11" svg:width="3.682cm" svg:height="0.396cm" svg:x="6.341cm" svg:y="3.672cm" draw:control="control8"/><draw:control text:anchor-type="paragraph" draw:z-index="28" draw:name="txtNumeroDocumento" draw:style-name="gr4" draw:text-style-name="P11" svg:width="3.793cm" svg:height="0.396cm" svg:x="10.259cm" svg:y="3.672cm" draw:control="control9"/><draw:control text:anchor-type="paragraph" draw:z-index="29" draw:name="txtNumeroDocumento" draw:style-name="gr4" draw:text-style-name="P11" svg:width="5.024cm" svg:height="0.396cm" svg:x="14.268cm" svg:y="3.672cm" draw:control="control10"/><draw:control text:anchor-type="paragraph" draw:z-index="30" draw:name="txtNumeroDocumento" draw:style-name="gr4" draw:text-style-name="P11" svg:width="3.795cm" svg:height="0.396cm" svg:x="0.411cm" svg:y="4.422cm" draw:control="control11"/><draw:control text:anchor-type="paragraph" draw:z-index="31" draw:name="txtNumeroDocumento" draw:style-name="gr4" draw:text-style-name="P11" svg:width="3.086cm" svg:height="0.396cm" svg:x="4.42cm" svg:y="4.422cm" draw:control="control12"/><draw:control text:anchor-type="paragraph" draw:z-index="32" draw:name="txtNumeroDocumento" draw:style-name="gr4" draw:text-style-name="P11" svg:width="3.049cm" svg:height="0.396cm" svg:x="7.701cm" svg:y="4.422cm" draw:control="control13"/><draw:control text:anchor-type="paragraph" draw:z-index="33" draw:name="txtNumeroDocumento" draw:style-name="gr4" draw:text-style-name="P11" svg:width="3.049cm" svg:height="0.396cm" svg:x="10.966cm" svg:y="4.422cm" draw:control="control14"/><draw:control text:anchor-type="paragraph" draw:z-index="34" draw:name="txtNumeroDocumento" draw:style-name="gr4" draw:text-style-name="P11" svg:width="5.061cm" svg:height="0.396cm" svg:x="14.231cm" svg:y="4.422cm" draw:control="control15"/><draw:control text:anchor-type="paragraph" draw:z-index="35" draw:name="txtNumeroDocumento" draw:style-name="gr4" draw:text-style-name="P11" svg:width="14.537cm" svg:height="0.396cm" svg:x="0.411cm" svg:y="5.921cm" draw:control="control16"/><draw:custom-shape text:anchor-type="paragraph" draw:z-index="36" draw:style-name="gr2" draw:text-style-name="P4" svg:width="19.128cm" svg:height="2.066cm" svg:x="0.252cm" svg:y="15.335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7" draw:style-name="gr5" draw:text-style-name="P14" svg:width="2.2cm" svg:height="0.496cm" svg:x="17.198cm" svg:y="6.535cm"><draw:text-box><text:p><text:span text:style-name="T7">Corte na linha abaixo</text:span></text:p></draw:text-box></draw:frame><draw:custom-shape text:anchor-type="paragraph" draw:z-index="38" draw:style-name="gr2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4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4" svg:width="14.579cm" svg:height="0.75cm" svg:x="0.25cm" svg:y="9.342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6" svg:width="4.552cm" svg:height="0.75cm" svg:x="14.829cm" svg:y="9.342cm"><text:p><text:span text:style-name="T3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6" svg:width="4.552cm" svg:height="0.75cm" svg:x="14.829cm" svg:y="10.091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15" svg:width="4.552cm" svg:height="0.75cm" svg:x="14.829cm" svg:y="10.841cm"><text:p><text:span text:style-name="T8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16" svg:width="4.552cm" svg:height="0.75cm" svg:x="14.829cm" svg:y="11.591cm"><text:p><text:span text:style-name="T9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16" svg:width="4.552cm" svg:height="0.75cm" svg:x="14.829cm" svg:y="12.34cm"><text:p><text:span text:style-name="T9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16" svg:width="4.552cm" svg:height="0.75cm" svg:x="14.829cm" svg:y="13.09cm"><text:p><text:span text:style-name="T9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16" svg:width="4.552cm" svg:height="0.75cm" svg:x="14.829cm" svg:y="13.839cm"><text:p><text:span text:style-name="T9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16" svg:width="4.552cm" svg:height="0.75cm" svg:x="14.829cm" svg:y="14.589cm"><text:p><text:span text:style-name="T9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8" svg:width="2.534cm" svg:height="0.75cm" svg:x="0.25cm" svg:y="10.091cm"><text:p><text:span text:style-name="T5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6" svg:width="2.952cm" svg:height="0.75cm" svg:x="2.783cm" svg:y="10.091cm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17" svg:width="2.998cm" svg:height="0.75cm" svg:x="5.734cm" svg:y="10.091cm"><text:p><text:span text:style-name="T10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4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18" svg:width="4.005cm" svg:height="0.75cm" svg:x="10.825cm" svg:y="10.091cm"><text:p><text:span text:style-name="T1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6" svg:width="2.534cm" svg:height="0.75cm" svg:x="0.25cm" svg:y="10.841cm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4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4" svg:width="2.565cm" svg:height="0.75cm" svg:x="4.699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4" svg:width="3.562cm" svg:height="0.75cm" svg:x="7.264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4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9" draw:style-name="gr6" draw:text-style-name="P10" svg:width="3.915cm" svg:height="0.318cm" svg:x="15.466cm" svg:y="17.565cm"><draw:text-box><text:p text:style-name="P9"><text:span text:style-name="T6">FICHA DE COMPENSAÇÃO</text:span></text:p></draw:text-box></draw:frame><draw:frame text:anchor-type="paragraph" draw:z-index="60" draw:style-name="gr7" draw:text-style-name="P19" svg:width="2.357cm" svg:height="0.332cm" svg:x="12.487cm" svg:y="17.593cm"><draw:text-box><text:p><text:span text:style-name="T12">Autenticação Mecânica</text:span></text:p></draw:text-box></draw:frame><draw:control text:anchor-type="paragraph" draw:z-index="61" draw:style-name="gr4" draw:text-style-name="P20" svg:width="1.851cm" svg:height="0.952cm" svg:x="4.835cm" svg:y="1.535cm" draw:control="control17"/><draw:control text:anchor-type="paragraph" draw:z-index="62" draw:style-name="gr4" draw:text-style-name="P21" svg:width="12.286cm" svg:height="0.953cm" svg:x="6.939cm" svg:y="1.538cm" draw:control="control18"/><draw:rect text:anchor-type="paragraph" draw:z-index="63" draw:style-name="gr1" draw:text-style-name="P3" svg:width="4.478cm" svg:height="1.235cm" svg:x="0.25cm" svg:y="7.352cm"><text:p/></draw:rect><draw:rect text:anchor-type="paragraph" draw:z-index="64" draw:style-name="gr1" draw:text-style-name="P3" svg:width="1.989cm" svg:height="1.241cm" svg:x="4.763cm" svg:y="7.352cm"><text:p/></draw:rect><draw:rect text:anchor-type="paragraph" draw:z-index="65" draw:style-name="gr1" draw:text-style-name="P3" svg:width="12.593cm" svg:height="1.23cm" svg:x="6.787cm" svg:y="7.354cm"><text:p/></draw:rect><draw:control text:anchor-type="paragraph" draw:z-index="66" draw:style-name="gr4" draw:text-style-name="P13" svg:width="4.123cm" svg:height="0.953cm" svg:x="0.455cm" svg:y="7.507cm" draw:control="control19"/><draw:control text:anchor-type="paragraph" draw:z-index="67" draw:style-name="gr4" draw:text-style-name="P20" svg:width="1.851cm" svg:height="0.952cm" svg:x="4.835cm" svg:y="7.509cm" draw:control="control20"/><draw:control text:anchor-type="paragraph" draw:z-index="68" draw:style-name="gr4" draw:text-style-name="P21" svg:width="12.286cm" svg:height="0.953cm" svg:x="6.939cm" svg:y="7.507cm" draw:control="control21"/><draw:control text:anchor-type="paragraph" draw:z-index="69" draw:style-name="gr4" draw:text-style-name="P11" svg:width="14.311cm" svg:height="0.396cm" svg:x="0.411cm" svg:y="8.901cm" draw:control="control22"/><draw:control text:anchor-type="paragraph" draw:z-index="70" draw:style-name="gr4" draw:text-style-name="P11" svg:width="14.311cm" svg:height="0.396cm" svg:x="0.411cm" svg:y="9.643cm" draw:control="control23"/><draw:control text:anchor-type="paragraph" draw:z-index="71" draw:style-name="gr4" draw:text-style-name="P11" svg:width="4.313cm" svg:height="0.396cm" svg:x="14.94cm" svg:y="8.901cm" draw:control="control24"/><draw:control text:anchor-type="paragraph" draw:z-index="72" draw:style-name="gr4" draw:text-style-name="P11" svg:width="4.313cm" svg:height="0.396cm" svg:x="14.94cm" svg:y="9.643cm" draw:control="control25"/><draw:control text:anchor-type="paragraph" draw:z-index="73" draw:style-name="gr4" draw:text-style-name="P11" svg:width="4.315cm" svg:height="0.244cm" svg:x="14.958cm" svg:y="11.298cm" draw:control="control26"/><draw:control text:anchor-type="paragraph" draw:z-index="74" draw:style-name="gr4" draw:text-style-name="P11" svg:width="4.315cm" svg:height="0.227cm" svg:x="14.958cm" svg:y="10.537cm" draw:control="control27"/><draw:control text:anchor-type="paragraph" draw:z-index="75" draw:style-name="gr4" draw:text-style-name="P11" svg:width="4.315cm" svg:height="0.237cm" svg:x="14.958cm" svg:y="12.051cm" draw:control="control28"/><draw:control text:anchor-type="paragraph" draw:z-index="76" draw:style-name="gr4" draw:text-style-name="P11" svg:width="4.315cm" svg:height="0.253cm" svg:x="14.958cm" svg:y="12.785cm" draw:control="control29"/><draw:control text:anchor-type="paragraph" draw:z-index="77" draw:style-name="gr4" draw:text-style-name="P11" svg:width="4.315cm" svg:height="0.251cm" svg:x="14.958cm" svg:y="13.536cm" draw:control="control30"/><draw:control text:anchor-type="paragraph" draw:z-index="78" draw:style-name="gr4" draw:text-style-name="P11" svg:width="4.315cm" svg:height="0.207cm" svg:x="14.958cm" svg:y="14.33cm" draw:control="control31"/><draw:control text:anchor-type="paragraph" draw:z-index="79" draw:style-name="gr4" draw:text-style-name="P11" svg:width="2.271cm" svg:height="0.396cm" svg:x="0.411cm" svg:y="10.368cm" draw:control="control32"/><draw:control text:anchor-type="paragraph" draw:z-index="80" draw:style-name="gr4" draw:text-style-name="P11" svg:width="2.73cm" svg:height="0.396cm" svg:x="2.91cm" svg:y="10.368cm" draw:control="control33"/><draw:control text:anchor-type="paragraph" draw:z-index="81" draw:style-name="gr4" draw:text-style-name="P11" svg:width="2.786cm" svg:height="0.23cm" svg:x="5.856cm" svg:y="10.539cm" draw:control="control34"/><draw:control text:anchor-type="paragraph" draw:z-index="82" draw:style-name="gr4" draw:text-style-name="P11" svg:width="1.853cm" svg:height="0.396cm" svg:x="8.878cm" svg:y="10.368cm" draw:control="control35"/><draw:control text:anchor-type="paragraph" draw:z-index="83" draw:style-name="gr4" draw:text-style-name="P11" svg:width="3.774cm" svg:height="0.232cm" svg:x="10.966cm" svg:y="10.532cm" draw:control="control36"/><draw:control text:anchor-type="paragraph" draw:z-index="84" draw:style-name="gr4" draw:text-style-name="P11" svg:width="2.271cm" svg:height="0.396cm" svg:x="0.411cm" svg:y="11.146cm" draw:control="control37"/><draw:control text:anchor-type="paragraph" draw:z-index="85" draw:style-name="gr4" draw:text-style-name="P11" svg:width="1.692cm" svg:height="0.401cm" svg:x="2.905cm" svg:y="11.146cm" draw:control="control38"/><draw:control text:anchor-type="paragraph" draw:z-index="86" draw:style-name="gr4" draw:text-style-name="P11" svg:width="2.304cm" svg:height="0.401cm" svg:x="4.847cm" svg:y="11.146cm" draw:control="control39"/><draw:control text:anchor-type="paragraph" draw:z-index="87" draw:style-name="gr4" draw:text-style-name="P11" svg:width="3.301cm" svg:height="0.401cm" svg:x="7.435cm" svg:y="11.146cm" draw:control="control40"/><draw:control text:anchor-type="paragraph" draw:z-index="88" draw:style-name="gr4" draw:text-style-name="P11" svg:width="3.793cm" svg:height="0.401cm" svg:x="10.966cm" svg:y="11.146cm" draw:control="control41"/><draw:control text:anchor-type="paragraph" draw:z-index="89" draw:style-name="gr4" draw:text-style-name="P11" svg:width="4.315cm" svg:height="0.262cm" svg:x="14.958cm" svg:y="15.042cm" draw:control="control42"/><draw:control text:anchor-type="paragraph" draw:z-index="90" draw:style-name="gr4" draw:text-style-name="P11" svg:width="18.864cm" svg:height="0.401cm" svg:x="0.411cm" svg:y="15.655cm" draw:control="control43"/><draw:control text:anchor-type="paragraph" draw:z-index="91" draw:style-name="gr4" draw:text-style-name="P13" svg:width="10.891cm" svg:height="1.301cm" svg:x="0.252cm" svg:y="17.591cm" draw:control="control44"/><draw:custom-shape text:anchor-type="paragraph" draw:z-index="92" draw:style-name="gr2" draw:text-style-name="P4" svg:width="19.134cm" svg:height="0.75cm" svg:x="0.25cm" svg:y="4.87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3" draw:name="txtNumeroDocumento" draw:style-name="gr4" draw:text-style-name="P11" svg:width="18.834cm" svg:height="0.396cm" svg:x="0.411cm" svg:y="5.172cm" draw:control="control45"/><draw:control text:anchor-type="paragraph" draw:z-index="94" draw:style-name="gr4" draw:text-style-name="P11" svg:width="18.864cm" svg:height="0.401cm" svg:x="0.411cm" svg:y="16.081cm" draw:control="control46"/><draw:control text:anchor-type="paragraph" draw:z-index="95" draw:style-name="gr4" draw:text-style-name="P11" svg:width="18.864cm" svg:height="0.401cm" svg:x="0.411cm" svg:y="16.499cm" draw:control="control47"/><draw:custom-shape text:anchor-type="paragraph" draw:z-index="96" draw:style-name="gr2" draw:text-style-name="P8" svg:width="14.581cm" svg:height="0.75cm" svg:x="0.25cm" svg:y="11.591cm"><text:p><text:span text:style-name="T5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8" draw:style-name="gr2" draw:text-style-name="P4" svg:width="14.579cm" svg:height="2.996cm" svg:x="0.25cm" svg:y="12.34cm"><text:p><text:span text:style-name="T1">Taxa(s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9" draw:style-name="gr8" draw:text-style-name="P3" svg:x1="0.252cm" svg:y1="6.904cm" svg:x2="19.38cm" svg:y2="6.904cm"><text:p/></draw:line><draw:control text:anchor-type="paragraph" draw:z-index="97" draw:name="txtNumeroDocumento" draw:style-name="gr4" draw:text-style-name="P11" svg:width="14.292cm" svg:height="0.283cm" svg:x="0.409cm" svg:y="12.017cm" draw:control="control48"/><draw:control text:anchor-type="paragraph" draw:z-index="100" draw:style-name="gr9" draw:text-style-name="P11" svg:width="13.863cm" svg:height="1.2cm" svg:x="0.377cm" svg:y="12.799cm" draw:control="control49"/><draw:control text:anchor-type="paragraph" draw:z-index="101" draw:style-name="gr9" draw:text-style-name="P11" svg:width="13.863cm" svg:height="1.017cm" svg:x="0.377cm" svg:y="13.998cm" draw:control="control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3" svg:font-family="'Times New Roman'" style:font-pitch="variable"/>
    <style:font-face style:name="Tunga1" svg:font-family="Tunga" style:font-pitch="variable"/>
    <style:font-face style:name="Tunga" svg:font-family="Tunga" style:font-adornments="Regular" style:font-pitch="variable"/>
    <style:font-face style:name="Baskerville Old Face1" svg:font-family="'Baskerville Old Face'" style:font-family-generic="roman" style:font-pitch="variable"/>
    <style:font-face style:name="Baskerville Old Face" svg:font-family="'Baskerville Old Face'" style:font-adornments="Normal" style:font-family-generic="roman" style:font-pitch="variable"/>
    <style:font-face style:name="Bell MT1" svg:font-family="'Bell MT'" style:font-family-generic="roman" style:font-pitch="variable"/>
    <style:font-face style:name="Bell MT" svg:font-family="'Bell MT'" style:font-adornments="Normal" style:font-family-generic="roman" style:font-pitch="variable"/>
    <style:font-face style:name="Constantia1" svg:font-family="Constantia" style:font-family-generic="roman" style:font-pitch="variable"/>
    <style:font-face style:name="Constantia" svg:font-family="Constantia" style:font-adornments="Negri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ito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sael Queiroz</meta:initial-creator>
    <meta:creation-date>2008-01-18T19:37:11</meta:creation-date>
    <dc:date>2014-11-27T21:01:52.008310048</dc:date>
    <meta:editing-cycles>211</meta:editing-cycles>
    <meta:editing-duration>PT17H20M14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